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cd0f" officeooo:paragraph-rsid="0011cd0f"/>
    </style:style>
    <style:style style:name="P2" style:family="paragraph" style:parent-style-name="Standard">
      <style:text-properties style:text-underline-style="none" officeooo:rsid="0011cd0f" officeooo:paragraph-rsid="0011cd0f"/>
    </style:style>
    <style:style style:name="P3" style:family="paragraph" style:parent-style-name="Standard" style:list-style-name="L1">
      <style:text-properties style:text-underline-style="none" officeooo:rsid="0011cd0f" officeooo:paragraph-rsid="0011cd0f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1cd0f" officeooo:paragraph-rsid="0011cd0f" style:font-size-asian="16pt" style:font-weight-asian="bold" style:font-size-complex="16pt" style:font-weight-complex="bold"/>
    </style:style>
    <style:style style:name="T1" style:family="text">
      <style:text-properties style:text-underline-style="none" officeooo:rsid="0011cd0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Οδηγίες Εγκατάστασης</text:p>
      <text:p text:style-name="P1"/>
      <text:p text:style-name="P2">Βήματα:</text:p>
      <text:list xml:id="list3508990954" text:style-name="L1">
        <text:list-item>
          <text:p text:style-name="P3">git clone <text:a xlink:type="simple" xlink:href="https://github.com/ziqushru/Tickers.git" text:style-name="Internet_20_link" text:visited-style-name="Visited_20_Internet_20_Link">https://github.com/ziqushru/Tickers.git</text:a></text:p>
        </text:list-item>
        <text:list-item>
          <text:p text:style-name="P3">cd Tickers</text:p>
        </text:list-item>
        <text:list-item>
          <text:p text:style-name="P3">docker volume create –name=tickers-rvrs-prx-conf</text:p>
        </text:list-item>
        <text:list-item>
          <text:p text:style-name="P3">docker volume create –name=tickers-ssl</text:p>
        </text:list-item>
        <text:list-item>
          <text:p text:style-name="P3">docker volume create –name=tickers-db</text:p>
        </text:list-item>
        <text:list-item>
          <text:p text:style-name="P3">docker-compose build</text:p>
        </text:list-item>
        <text:list-item>
          <text:p text:style-name="P3">docker-compose up -d</text:p>
        </text:list-item>
      </text:list>
      <text:p text:style-name="P2"/>
      <text:p text:style-name="P2">Για έλεγχο των logs: docker-compose logs -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Verdana" style:font-size-asian="10.5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Verdana" style:font-size-asian="10.5pt" style:language-asian="zh" style:country-asian="CN" style:font-name-complex="Verdan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Verdana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21:45:03.315926614</meta:creation-date>
    <dc:date>2022-05-30T21:53:05.162795970</dc:date>
    <meta:editing-duration>PT8M2S</meta:editing-duration>
    <meta:editing-cycles>1</meta:editing-cycles>
    <meta:document-statistic meta:table-count="0" meta:image-count="0" meta:object-count="0" meta:page-count="1" meta:paragraph-count="10" meta:word-count="39" meta:character-count="306" meta:non-whitespace-character-count="284"/>
    <meta:generator>LibreOffice/7.3.3.2$Linux_X86_64 LibreOffice_project/30$Build-2</meta:generator>
  </office:meta>
</office:document-meta>
</file>